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1c1f4b" officeooo:paragraph-rsid="001c1f4b"/>
    </style:style>
    <style:style style:name="P2" style:family="paragraph" style:parent-style-name="Standard">
      <style:paragraph-properties fo:text-align="justify" style:justify-single-word="false"/>
      <style:text-properties officeooo:rsid="001c1f4b" officeooo:paragraph-rsid="001c1f4b"/>
    </style:style>
    <style:style style:name="P3" style:family="paragraph" style:parent-style-name="Standard">
      <style:paragraph-properties fo:text-align="justify" style:justify-single-word="false"/>
      <style:text-properties officeooo:rsid="001d06a5" officeooo:paragraph-rsid="001d06a5"/>
    </style:style>
    <style:style style:name="P4" style:family="paragraph" style:parent-style-name="Standard" style:list-style-name="L1">
      <style:paragraph-properties fo:text-align="justify" style:justify-single-word="false"/>
      <style:text-properties officeooo:rsid="001d06a5" officeooo:paragraph-rsid="001d06a5"/>
    </style:style>
    <style:style style:name="P5" style:family="paragraph" style:parent-style-name="Standard">
      <style:paragraph-properties fo:text-align="justify" style:justify-single-word="false"/>
      <style:text-properties officeooo:rsid="001e6bf4" officeooo:paragraph-rsid="001e6bf4"/>
    </style:style>
    <style:style style:name="P6" style:family="paragraph" style:parent-style-name="Standard" style:list-style-name="L2">
      <style:paragraph-properties fo:text-align="justify" style:justify-single-word="false"/>
      <style:text-properties officeooo:rsid="001e6bf4" officeooo:paragraph-rsid="001e6bf4"/>
    </style:style>
    <style:style style:name="P7" style:family="paragraph" style:parent-style-name="Standard">
      <style:paragraph-properties fo:text-align="justify" style:justify-single-word="false"/>
      <style:text-properties officeooo:rsid="0024dc23" officeooo:paragraph-rsid="0024dc23"/>
    </style:style>
    <style:style style:name="P8" style:family="paragraph" style:parent-style-name="Standard">
      <style:paragraph-properties fo:text-align="justify" style:justify-single-word="false"/>
      <style:text-properties officeooo:rsid="0024dc23" officeooo:paragraph-rsid="002b6638"/>
    </style:style>
    <style:style style:name="P9" style:family="paragraph" style:parent-style-name="Standard" style:list-style-name="L4">
      <style:paragraph-properties fo:text-align="justify" style:justify-single-word="false"/>
      <style:text-properties officeooo:rsid="00281a97" officeooo:paragraph-rsid="00281a97"/>
    </style:style>
    <style:style style:name="P10" style:family="paragraph" style:parent-style-name="Standard" style:list-style-name="L3">
      <style:paragraph-properties fo:text-align="justify" style:justify-single-word="false" fo:break-before="page"/>
      <style:text-properties officeooo:rsid="0024dc23" officeooo:paragraph-rsid="0024dc23"/>
    </style:style>
    <style:style style:name="P11" style:family="paragraph" style:parent-style-name="Standard">
      <style:paragraph-properties fo:text-align="justify" style:justify-single-word="false" fo:break-before="page"/>
      <style:text-properties officeooo:rsid="0024dc23" officeooo:paragraph-rsid="0024dc23"/>
    </style:style>
    <style:style style:name="P12" style:family="paragraph" style:parent-style-name="Standard" style:list-style-name="L4">
      <loext:graphic-properties draw:fill="none"/>
      <style:paragraph-properties fo:text-align="justify" style:justify-single-word="false" fo:break-before="page">
        <style:tab-stops>
          <style:tab-stop style:position="0.3126in"/>
        </style:tab-stops>
      </style:paragraph-properties>
      <style:text-properties officeooo:rsid="002978ba" officeooo:paragraph-rsid="002978ba"/>
    </style:style>
    <style:style style:name="P13" style:family="paragraph" style:parent-style-name="Standard" style:list-style-name="L4" style:master-page-name="">
      <loext:graphic-properties draw:fill="none"/>
      <style:paragraph-properties fo:margin-left="0in" fo:margin-right="0in" fo:text-align="justify" style:justify-single-word="false" fo:text-indent="0in" style:auto-text-indent="false" style:page-number="auto">
        <style:tab-stops>
          <style:tab-stop style:position="0.3126in"/>
        </style:tab-stops>
      </style:paragraph-properties>
      <style:text-properties officeooo:rsid="0028af55" officeooo:paragraph-rsid="0028af55"/>
    </style:style>
    <style:style style:name="P14" style:family="paragraph" style:parent-style-name="Standard">
      <loext:graphic-properties draw:fill="none"/>
      <style:paragraph-properties fo:margin-left="0in" fo:margin-right="0in" fo:text-align="justify" style:justify-single-word="false" fo:text-indent="0in" style:auto-text-indent="false">
        <style:tab-stops>
          <style:tab-stop style:position="0.3126in"/>
        </style:tab-stops>
      </style:paragraph-properties>
      <style:text-properties officeooo:rsid="0028af55" officeooo:paragraph-rsid="0028af55"/>
    </style:style>
    <style:style style:name="P15" style:family="paragraph" style:parent-style-name="Standard" style:list-style-name="L4" style:master-page-name="">
      <loext:graphic-properties draw:fill="none"/>
      <style:paragraph-properties fo:margin-left="0in" fo:margin-right="0in" fo:text-align="justify" style:justify-single-word="false" fo:text-indent="0.6252in" style:auto-text-indent="false" style:page-number="auto">
        <style:tab-stops>
          <style:tab-stop style:position="0.3126in"/>
          <style:tab-stop style:position="0.5417in"/>
          <style:tab-stop style:position="0.5626in"/>
        </style:tab-stops>
      </style:paragraph-properties>
      <style:text-properties officeooo:rsid="002cfa97" officeooo:paragraph-rsid="002cfa97"/>
    </style:style>
    <style:style style:name="P16" style:family="paragraph" style:parent-style-name="Table_20_Contents">
      <style:paragraph-properties fo:text-align="justify" style:justify-single-word="false"/>
      <style:text-properties officeooo:rsid="001e2f9c" officeooo:paragraph-rsid="001e2f9c"/>
    </style:style>
    <style:style style:name="P17" style:family="paragraph" style:parent-style-name="Table_20_Contents">
      <style:paragraph-properties fo:text-align="justify" style:justify-single-word="false"/>
      <style:text-properties officeooo:rsid="001e6bf4" officeooo:paragraph-rsid="001e6bf4"/>
    </style:style>
    <style:style style:name="P18" style:family="paragraph" style:parent-style-name="Table_20_Contents">
      <style:paragraph-properties fo:text-align="justify" style:justify-single-word="false"/>
      <style:text-properties officeooo:rsid="0024dc23" officeooo:paragraph-rsid="0024dc23"/>
    </style:style>
    <style:style style:name="P19" style:family="paragraph" style:parent-style-name="Table_20_Contents">
      <style:paragraph-properties fo:text-align="justify" style:justify-single-word="false"/>
      <style:text-properties officeooo:rsid="0028af55" officeooo:paragraph-rsid="0028af55"/>
    </style:style>
    <style:style style:name="P20" style:family="paragraph" style:parent-style-name="Table_20_Contents">
      <style:paragraph-properties fo:text-align="justify" style:justify-single-word="false"/>
      <style:text-properties officeooo:rsid="002b6638" officeooo:paragraph-rsid="002b6638"/>
    </style:style>
    <style:style style:name="T1" style:family="text">
      <style:text-properties officeooo:rsid="001d06a5"/>
    </style:style>
    <style:style style:name="T2" style:family="text">
      <style:text-properties fo:font-weight="normal" style:font-weight-asian="normal" style:font-weight-complex="normal"/>
    </style:style>
    <style:style style:name="T3" style:family="text">
      <style:text-properties officeooo:rsid="001e2f9c"/>
    </style:style>
    <style:style style:name="T4" style:family="text">
      <style:text-properties officeooo:rsid="001f8e30"/>
    </style:style>
    <style:style style:name="T5" style:family="text">
      <style:text-properties officeooo:rsid="001fb84a"/>
    </style:style>
    <style:style style:name="T6" style:family="text">
      <style:text-properties officeooo:rsid="002143de"/>
    </style:style>
    <style:style style:name="T7" style:family="text">
      <style:text-properties officeooo:rsid="0021c221"/>
    </style:style>
    <style:style style:name="T8" style:family="text">
      <style:text-properties officeooo:rsid="0023dfd7"/>
    </style:style>
    <style:style style:name="T9" style:family="text">
      <style:text-properties officeooo:rsid="0023e9d1"/>
    </style:style>
    <style:style style:name="T10" style:family="text">
      <style:text-properties officeooo:rsid="0024dc23"/>
    </style:style>
    <style:style style:name="T11" style:family="text">
      <style:text-properties officeooo:rsid="002b66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EMBUAT SHELL SENDIRI DENGAN MENGGUKAN C</text:span></text:p>
      <text:p text:style-name="P2"/>
      <text:p text:style-name="P2"><text:tab/>Shell merupakan bagian terpending pada linux, kita bisa membuat program seperti shell yang menerima inputan oleh user dan menjalan inputan tersebut. <text:span text:style-name="T1">Prinsip kerja dari shell yang akan dibuat adalah menggunakan forking, menggukan exec family dan strtok untuk memecah string menjadi substring. Terdapat minimal tiga bagian pada kode shell :</text:span></text:p>
      <text:list xml:id="list437471828979947064" text:style-name="L1">
        <text:list-item>
          <text:p text:style-name="P4">Fungsi menerima inputan user</text:p>
        </text:list-item>
        <text:list-item>
          <text:p text:style-name="P4">Memecah string menjadi substring</text:p>
        </text:list-item>
        <text:list-item>
          <text:p text:style-name="P4">Menjalan peringtah.</text:p>
        </text:list-item>
      </text:list>
      <text:p text:style-name="P3">Pada shell yang akan kita beuat kali ini user dapat menentukan apakah proses tersebut berjalan foreground atau background process. Pada background process user diminta untuk menginputkan tanda '&amp;' pada akhir baris. <text:span text:style-name="T3">Selanjutnya pada shell ini juga tidak akan berhenti ketika kita menekan ctrl+z dan ctrl+c namun akan logout ketika kita menekan ctrl+d.</text:span></text:p>
      <text:p text:style-name="P3"/>
      <text:p text:style-name="P3">Contoh source code :</text:p>
      <table:table table:name="Table1" table:style-name="Table1">
        <table:table-column table:style-name="Table1.A"/>
        <table:table-row>
          <table:table-cell table:style-name="Table1.A1" office:value-type="string">
            <text:p text:style-name="P16">#include &lt;sys/wait.h&gt;</text:p>
            <text:p text:style-name="P16">#include &lt;unistd.h&gt;</text:p>
            <text:p text:style-name="P16">#include &lt;stdlib.h&gt;</text:p>
            <text:p text:style-name="P16">#include &lt;stdio.h&gt;</text:p>
            <text:p text:style-name="P16">#include &lt;string.h&gt;</text:p>
            <text:p text:style-name="P16">#include &lt;signal.h&gt;</text:p>
            <text:p text:style-name="P16">#define STR_DELIMS "\t\r\n\a "</text:p>
            <text:p text:style-name="P16">#define CHAR_SIZE 1024</text:p>
            <text:p text:style-name="P16">#define STR_SIZE 64</text:p>
            <text:p text:style-name="P16"/>
            <text:p text:style-name="P16"/>
            <text:p text:style-name="P16">char *insertinput(int *, int *);</text:p>
            <text:p text:style-name="P16">char **splitinput(char *);</text:p>
            <text:p text:style-name="P16">void execinput(char **, int);</text:p>
            <text:p text:style-name="P16">void signhndlr_c_z(int signalnum);</text:p>
            <text:p text:style-name="P16"/>
            <text:p text:style-name="P16"/>
            <text:p text:style-name="P16"/>
            <text:p text:style-name="P16">int main()</text:p>
            <text:p text:style-name="P16">{</text:p>
            <text:p text:style-name="P16"><text:tab/>char *input;</text:p>
            <text:p text:style-name="P16"><text:tab/>char **args;</text:p>
            <text:p text:style-name="P16"><text:tab/>int background=0;</text:p>
            <text:p text:style-name="P16"><text:tab/>int exit_eof=0;</text:p>
            <text:p text:style-name="P16"><text:tab/></text:p>
            <text:p text:style-name="P16"/>
            <text:p text:style-name="P16"/>
            <text:p text:style-name="P16"><text:tab/>while(1)</text:p>
            <text:p text:style-name="P16"><text:tab/>{</text:p>
            <text:p text:style-name="P16"><text:tab/><text:tab/>signal(SIGTSTP,signhndlr_c_z);</text:p>
            <text:p text:style-name="P16"><text:tab/><text:tab/>signal(SIGINT,signhndlr_c_z);</text:p>
            <text:p text:style-name="P16"><text:tab/><text:tab/>input=insertinput(&amp;background,&amp;exit_eof);</text:p>
            <text:p text:style-name="P16"><text:tab/><text:tab/>if(exit_eof==1) break;</text:p>
            <text:p text:style-name="P16"><text:tab/><text:tab/>args=splitinput(input);</text:p>
            <text:p text:style-name="P16"><text:tab/><text:tab/>if(strcmp(args[0],"exit")==0) break;</text:p>
            <text:p text:style-name="P16"><text:tab/><text:tab/>execinput(args,background);</text:p>
            <text:p text:style-name="P16"><text:tab/><text:tab/>free(input);</text:p>
            <text:p text:style-name="P16"><text:soft-page-break/><text:tab/><text:tab/>free(args);</text:p>
            <text:p text:style-name="P16"><text:tab/><text:tab/>background=0;</text:p>
            <text:p text:style-name="P16"><text:tab/><text:tab/>exit_eof=0;</text:p>
            <text:p text:style-name="P16"><text:tab/>}</text:p>
            <text:p text:style-name="P16"/>
            <text:p text:style-name="P16"><text:tab/>return EXIT_SUCCESS;</text:p>
            <text:p text:style-name="P16">}</text:p>
            <text:p text:style-name="P16"/>
            <text:p text:style-name="P16">void signhndlr_c_z(int signalnum)</text:p>
            <text:p text:style-name="P16">{</text:p>
            <text:p text:style-name="P16"><text:tab/></text:p>
            <text:p text:style-name="P16">}</text:p>
            <text:p text:style-name="P16"/>
            <text:p text:style-name="P16">char * insertinput(int *background, int *exit_eof)</text:p>
            <text:p text:style-name="P16">{</text:p>
            <text:p text:style-name="P16"><text:tab/>char a;</text:p>
            <text:p text:style-name="P16"><text:tab/>int counter=0;</text:p>
            <text:p text:style-name="P16"><text:tab/>int charsize=CHAR_SIZE;</text:p>
            <text:p text:style-name="P16"><text:tab/>char *character=malloc(sizeof(char)*CHAR_SIZE);</text:p>
            <text:p text:style-name="P16"><text:tab/>int flag=1;</text:p>
            <text:p text:style-name="P16"/>
            <text:p text:style-name="P16"><text:tab/>printf("E03Shell &gt; ");</text:p>
            <text:p text:style-name="P16"><text:tab/>while(1)</text:p>
            <text:p text:style-name="P16"><text:tab/>{</text:p>
            <text:p text:style-name="P16"><text:tab/><text:tab/>a=getchar();</text:p>
            <text:p text:style-name="P16"><text:tab/><text:tab/>if(a==EOF) </text:p>
            <text:p text:style-name="P16"><text:tab/><text:tab/>{</text:p>
            <text:p text:style-name="P16"><text:tab/><text:tab/><text:tab/>*exit_eof=1;</text:p>
            <text:p text:style-name="P16"><text:tab/><text:tab/><text:tab/>break; </text:p>
            <text:p text:style-name="P16"><text:tab/><text:tab/>}</text:p>
            <text:p text:style-name="P16"><text:tab/><text:tab/>if(a=='\n')</text:p>
            <text:p text:style-name="P16"><text:tab/><text:tab/>{</text:p>
            <text:p text:style-name="P16"><text:tab/><text:tab/><text:tab/>if(character[counter-1]=='&amp;') *background=1;</text:p>
            <text:p text:style-name="P16"><text:tab/><text:tab/><text:tab/>if(flag==1) </text:p>
            <text:p text:style-name="P16"><text:tab/><text:tab/><text:tab/>{</text:p>
            <text:p text:style-name="P16"><text:tab/><text:tab/><text:tab/><text:tab/>printf("E03Shell &gt; ");</text:p>
            <text:p text:style-name="P16"><text:tab/><text:tab/><text:tab/><text:tab/>continue;</text:p>
            <text:p text:style-name="P16"><text:tab/><text:tab/><text:tab/>}</text:p>
            <text:p text:style-name="P16"><text:tab/><text:tab/><text:tab/>if(character[0]=='&amp;')</text:p>
            <text:p text:style-name="P16"><text:tab/><text:tab/><text:tab/>{</text:p>
            <text:p text:style-name="P16"><text:tab/><text:tab/><text:tab/><text:tab/>printf("E03: syntax error near unexpected token `&amp;'\n");</text:p>
            <text:p text:style-name="P16"><text:tab/><text:tab/><text:tab/><text:tab/>printf("E03Shell &gt; ");</text:p>
            <text:p text:style-name="P16"><text:tab/><text:tab/><text:tab/><text:tab/>counter=0;</text:p>
            <text:p text:style-name="P16"><text:tab/><text:tab/><text:tab/><text:tab/>continue;</text:p>
            <text:p text:style-name="P16"><text:tab/><text:tab/><text:tab/>}</text:p>
            <text:p text:style-name="P16"><text:tab/><text:tab/><text:tab/><text:tab/>//\r 13 \t 9 \f 12 \a 7 \b 32</text:p>
            <text:p text:style-name="P16"><text:tab/><text:tab/><text:tab/></text:p>
            <text:p text:style-name="P16"/>
            <text:p text:style-name="P16"><text:tab/><text:tab/><text:tab/></text:p>
            <text:p text:style-name="P16"><text:tab/><text:tab/><text:tab/>character[counter]='\0';</text:p>
            <text:p text:style-name="P16"><text:tab/><text:tab/><text:tab/>return character;</text:p>
            <text:p text:style-name="P16"><text:tab/><text:tab/>}</text:p>
            <text:p text:style-name="P16"><text:soft-page-break/><text:tab/><text:tab/>else</text:p>
            <text:p text:style-name="P16"><text:tab/><text:tab/>{</text:p>
            <text:p text:style-name="P16"><text:tab/><text:tab/><text:tab/>character[counter]=a;</text:p>
            <text:p text:style-name="P16"><text:tab/><text:tab/>}</text:p>
            <text:p text:style-name="P16"><text:tab/><text:tab/>counter++;</text:p>
            <text:p text:style-name="P16"/>
            <text:p text:style-name="P16"><text:tab/><text:tab/>if(counter&gt;=CHAR_SIZE)</text:p>
            <text:p text:style-name="P16"><text:tab/><text:tab/>{</text:p>
            <text:p text:style-name="P16"><text:tab/><text:tab/><text:tab/>charsize+=CHAR_SIZE;</text:p>
            <text:p text:style-name="P16"><text:tab/><text:tab/><text:tab/>character=realloc(character, charsize);</text:p>
            <text:p text:style-name="P16"><text:tab/><text:tab/>}</text:p>
            <text:p text:style-name="P16"><text:tab/><text:tab/>flag=0;</text:p>
            <text:p text:style-name="P16"><text:tab/>}</text:p>
            <text:p text:style-name="P16">}</text:p>
            <text:p text:style-name="P16"/>
            <text:p text:style-name="P16">char **splitinput(char *input)</text:p>
            <text:p text:style-name="P16">{</text:p>
            <text:p text:style-name="P16"><text:tab/>int strsize=STR_SIZE;</text:p>
            <text:p text:style-name="P16"><text:tab/>char **tokens=malloc(sizeof(char*)*strsize);</text:p>
            <text:p text:style-name="P16"><text:tab/>char *token;</text:p>
            <text:p text:style-name="P16"><text:tab/>int counter=0;</text:p>
            <text:p text:style-name="P16"><text:tab/>token=strtok(input, STR_DELIMS);</text:p>
            <text:p text:style-name="P16"><text:tab/></text:p>
            <text:p text:style-name="P16"><text:tab/>while(token!=NULL)</text:p>
            <text:p text:style-name="P16"><text:tab/>{</text:p>
            <text:p text:style-name="P16"><text:tab/><text:tab/>tokens[counter]=token;</text:p>
            <text:p text:style-name="P16"><text:tab/><text:tab/>counter++;</text:p>
            <text:p text:style-name="P16"/>
            <text:p text:style-name="P16"><text:tab/><text:tab/>if(counter&gt;=strsize)</text:p>
            <text:p text:style-name="P16"><text:tab/><text:tab/>{</text:p>
            <text:p text:style-name="P16"><text:tab/><text:tab/><text:tab/>strsize+=STR_SIZE;</text:p>
            <text:p text:style-name="P16"><text:tab/><text:tab/><text:tab/>tokens=realloc(tokens, strsize * sizeof(char*));</text:p>
            <text:p text:style-name="P16"><text:tab/><text:tab/>}</text:p>
            <text:p text:style-name="P16"><text:tab/><text:tab/>token=strtok(NULL,STR_DELIMS);</text:p>
            <text:p text:style-name="P16"><text:tab/>}</text:p>
            <text:p text:style-name="P16"><text:tab/>if(strcmp(tokens[counter-1],"&amp;")==0&amp;&amp;counter&gt;0) tokens[counter-1]=NULL;</text:p>
            <text:p text:style-name="P16"><text:tab/>tokens[counter]=NULL;</text:p>
            <text:p text:style-name="P16"><text:tab/>return tokens;</text:p>
            <text:p text:style-name="P16">}</text:p>
            <text:p text:style-name="P16"/>
            <text:p text:style-name="P16">void execinput(char **args, int background)</text:p>
            <text:p text:style-name="P16">{</text:p>
            <text:p text:style-name="P16"><text:tab/>pid_t pid;</text:p>
            <text:p text:style-name="P16"><text:s text:c="2"/><text:tab/>if(strcmp(args[0],"cd")==0)</text:p>
            <text:p text:style-name="P16"><text:tab/> <text:s text:c="3"/>{</text:p>
            <text:p text:style-name="P16"><text:tab/> <text:s text:c="3"/><text:tab/>if(background==0)</text:p>
            <text:p text:style-name="P16"><text:tab/> <text:s text:c="3"/><text:tab/>{</text:p>
            <text:p text:style-name="P16"><text:tab/><text:tab/> <text:s text:c="3"/><text:tab/>if(args[1]==NULL)</text:p>
            <text:p text:style-name="P16"><text:tab/><text:tab/> <text:s text:c="3"/><text:tab/>{</text:p>
            <text:p text:style-name="P16"><text:tab/><text:tab/> <text:s text:c="3"/><text:tab/><text:tab/>chdir("/");</text:p>
            <text:p text:style-name="P16"><text:tab/><text:tab/> <text:s text:c="3"/><text:tab/>}</text:p>
            <text:p text:style-name="P16"><text:tab/><text:tab/> <text:s text:c="3"/><text:tab/>else</text:p>
            <text:p text:style-name="P16"><text:soft-page-break/><text:tab/><text:tab/> <text:s text:c="3"/><text:tab/>{</text:p>
            <text:p text:style-name="P16"><text:tab/><text:tab/><text:tab/> <text:s text:c="3"/><text:tab/>if(chdir(args[1])!=0) </text:p>
            <text:p text:style-name="P16"><text:tab/><text:tab/><text:tab/> <text:s text:c="3"/><text:tab/>{</text:p>
            <text:p text:style-name="P16"><text:tab/><text:tab/><text:tab/> <text:s text:c="3"/><text:tab/><text:tab/>printf("E03: cd: %s: No such file or directory\n",args[1]);</text:p>
            <text:p text:style-name="P16"><text:tab/><text:tab/><text:tab/> <text:s text:c="3"/><text:tab/>}</text:p>
            <text:p text:style-name="P16"><text:tab/><text:tab/><text:tab/> <text:s text:c="3"/>}</text:p>
            <text:p text:style-name="P16"><text:tab/><text:tab/><text:tab/>}</text:p>
            <text:p text:style-name="P16"/>
            <text:p text:style-name="P16"><text:tab/> <text:s text:c="3"/>}</text:p>
            <text:p text:style-name="P16"><text:tab/>else</text:p>
            <text:p text:style-name="P16"><text:tab/>{</text:p>
            <text:p text:style-name="P16"><text:tab/><text:tab/>pid = fork();</text:p>
            <text:p text:style-name="P16"/>
            <text:p text:style-name="P16"><text:tab/> <text:s/><text:tab/>if (pid == 0) </text:p>
            <text:p text:style-name="P16"><text:tab/> <text:s/><text:tab/>{</text:p>
            <text:p text:style-name="P16"><text:tab/><text:tab/> <text:s text:c="3"/>if (execvp(args[0], args) == -1) </text:p>
            <text:p text:style-name="P16"><text:tab/><text:tab/> <text:s text:c="3"/>{</text:p>
            <text:p text:style-name="P16"><text:tab/><text:tab/> <text:s text:c="5"/>printf("%s: command not found\n",args[0]);</text:p>
            <text:p text:style-name="P16"><text:tab/><text:tab/> <text:s text:c="3"/>}</text:p>
            <text:p text:style-name="P16"><text:tab/> <text:s text:c="3"/><text:tab/>exit(EXIT_FAILURE);</text:p>
            <text:p text:style-name="P16"><text:tab/> <text:s/><text:tab/>} </text:p>
            <text:p text:style-name="P16"><text:tab/> <text:s/><text:tab/>else if (pid &lt; 0) </text:p>
            <text:p text:style-name="P16"><text:tab/> <text:s/><text:tab/>{</text:p>
            <text:p text:style-name="P16"><text:tab/> <text:s text:c="3"/><text:tab/>perror("E03");</text:p>
            <text:p text:style-name="P16"><text:tab/> <text:s/><text:tab/>} </text:p>
            <text:p text:style-name="P16"><text:tab/> <text:s/><text:tab/>else </text:p>
            <text:p text:style-name="P16"><text:tab/> <text:s/><text:tab/>{</text:p>
            <text:p text:style-name="P16"><text:tab/> <text:s/><text:tab/><text:tab/>if(background==0) wait(0);</text:p>
            <text:p text:style-name="P16"><text:tab/> <text:s/><text:tab/>}</text:p>
            <text:p text:style-name="P16"><text:tab/>}</text:p>
            <text:p text:style-name="P16"/>
            <text:p text:style-name="P16">}</text:p>
          </table:table-cell>
        </table:table-row>
      </table:table>
      <text:p text:style-name="P3"/>
      <text:p text:style-name="P3"/>
      <text:p text:style-name="P5">Penjelasan :</text:p>
      <text:list xml:id="list4573810056064823045" text:style-name="L2">
        <text:list-item>
          <text:p text:style-name="P6">Fungsi input argumen.</text:p>
        </text:list-item>
      </text:list>
      <table:table table:name="Table2" table:style-name="Table2">
        <table:table-column table:style-name="Table2.A"/>
        <table:table-row>
          <table:table-cell table:style-name="Table2.A1" office:value-type="string">
            <text:p text:style-name="P17">char * insertinput(int *background, int *exit_eof)</text:p>
            <text:p text:style-name="P17">{</text:p>
            <text:p text:style-name="P17"><text:tab/>char a;</text:p>
            <text:p text:style-name="P17"><text:tab/>int counter=0;</text:p>
            <text:p text:style-name="P17"><text:tab/>int charsize=CHAR_SIZE;</text:p>
            <text:p text:style-name="P17"><text:tab/>char *character=malloc(sizeof(char)*CHAR_SIZE);//<text:span text:style-name="T4">Mengalokasikan memori secara dinamis.</text:span></text:p>
            <text:p text:style-name="P17"><text:tab/>int flag=1;//<text:span text:style-name="T4">Variabel yang digunakan untuk mengatasi eror ketika user belum menginputkan command tapi sudah menekan enter.</text:span></text:p>
            <text:p text:style-name="P17"/>
            <text:p text:style-name="P17"><text:tab/>printf("E03Shell &gt; ");</text:p>
            <text:p text:style-name="P17"><text:tab/>while(1)</text:p>
            <text:p text:style-name="P17"><text:tab/>{</text:p>
            <text:p text:style-name="P17"><text:tab/><text:tab/>a=getchar();//<text:span text:style-name="T4">Memakai getchar agar EOF terdeteksi.</text:span></text:p>
            <text:p text:style-name="P17"><text:tab/><text:tab/>if(a==EOF) </text:p>
            <text:p text:style-name="P17"><text:soft-page-break/><text:tab/><text:tab/>{</text:p>
            <text:p text:style-name="P17"><text:tab/><text:tab/><text:tab/>*exit_eof=1; //<text:span text:style-name="T4">Pointer flag untuk EOF</text:span></text:p>
            <text:p text:style-name="P17"><text:tab/><text:tab/><text:tab/>break; </text:p>
            <text:p text:style-name="P17"><text:tab/><text:tab/>}</text:p>
            <text:p text:style-name="P17"><text:tab/><text:tab/>if(a=='\n') //</text:p>
            <text:p text:style-name="P17"><text:tab/><text:tab/>{</text:p>
            <text:p text:style-name="P17"><text:tab/><text:tab/><text:tab/>if(character[counter-1]=='&amp;') *background=1; //<text:span text:style-name="T5">Untuk mencari tanda &amp; dan background bernilai 1 apabila ketemu</text:span></text:p>
            <text:p text:style-name="P17"/>
            <text:p text:style-name="P17"><text:tab/><text:tab/><text:tab/>if(flag==1) </text:p>
            <text:p text:style-name="P17"><text:tab/><text:tab/><text:tab/>{</text:p>
            <text:p text:style-name="P17"><text:tab/><text:tab/><text:tab/><text:tab/>printf("E03Shell &gt; ");</text:p>
            <text:p text:style-name="P17"><text:tab/><text:tab/><text:tab/><text:tab/>continue;</text:p>
            <text:p text:style-name="P17"><text:tab/><text:tab/><text:tab/>}//<text:span text:style-name="T6">eror handling ketika user menekan enter saja</text:span></text:p>
            <text:p text:style-name="P17"><text:tab/><text:tab/><text:tab/>if(character[0]=='&amp;')</text:p>
            <text:p text:style-name="P17"><text:tab/><text:tab/><text:tab/>{</text:p>
            <text:p text:style-name="P17"><text:tab/><text:tab/><text:tab/><text:tab/>printf("E03: syntax error near unexpected token `&amp;'\n");</text:p>
            <text:p text:style-name="P17"><text:tab/><text:tab/><text:tab/><text:tab/>printf("E03Shell &gt; ");</text:p>
            <text:p text:style-name="P17"><text:tab/><text:tab/><text:tab/><text:tab/>counter=0;</text:p>
            <text:p text:style-name="P17"><text:tab/><text:tab/><text:tab/><text:tab/>continue;</text:p>
            <text:p text:style-name="P17"><text:tab/><text:tab/><text:tab/>}//<text:span text:style-name="T6">Digunakan untuk eror handling ketika tanda &amp; berada pada posisi pertama </text:span></text:p>
            <text:p text:style-name="P17"><text:tab/><text:tab/><text:tab/><text:tab/>//\r 13 \t 9 \f 12 \a 7 \b 32</text:p>
            <text:p text:style-name="P17"><text:tab/><text:tab/><text:tab/></text:p>
            <text:p text:style-name="P17"/>
            <text:p text:style-name="P17"><text:tab/><text:tab/><text:tab/></text:p>
            <text:p text:style-name="P17"><text:tab/><text:tab/><text:tab/>character[counter]='\0'; // <text:span text:style-name="T7">Memasukkan EOF</text:span></text:p>
            <text:p text:style-name="P17"><text:tab/><text:tab/><text:tab/>return character;</text:p>
            <text:p text:style-name="P17"><text:tab/><text:tab/>}</text:p>
            <text:p text:style-name="P17"><text:tab/><text:tab/>else</text:p>
            <text:p text:style-name="P17"><text:tab/><text:tab/>{</text:p>
            <text:p text:style-name="P17"><text:tab/><text:tab/><text:tab/>character[counter]=a; //<text:span text:style-name="T8">Memasukan karaketer ke string</text:span></text:p>
            <text:p text:style-name="P17"><text:tab/><text:tab/>}</text:p>
            <text:p text:style-name="P17"><text:tab/><text:tab/>counter++;</text:p>
            <text:p text:style-name="P17"/>
            <text:p text:style-name="P17"><text:tab/><text:tab/>if(counter&gt;=CHAR_SIZE)</text:p>
            <text:p text:style-name="P17"><text:tab/><text:tab/>{</text:p>
            <text:p text:style-name="P17"><text:tab/><text:tab/><text:tab/>charsize+=CHAR_SIZE;</text:p>
            <text:p text:style-name="P17"><text:tab/><text:tab/><text:tab/>character=realloc(character, charsize);</text:p>
            <text:p text:style-name="P17"><text:tab/><text:tab/>}//<text:span text:style-name="T9">Mengalokasikan kapasitas variabel character lagi</text:span></text:p>
            <text:p text:style-name="P17"><text:tab/><text:tab/>flag=0;</text:p>
            <text:p text:style-name="P17"><text:tab/>}</text:p>
            <text:p text:style-name="P17">}</text:p>
          </table:table-cell>
        </table:table-row>
      </table:table>
      <text:p text:style-name="P5"/>
      <text:p text:style-name="P5">Pada fungsi input kita menggukan malloc sehingga dinamis dengan panjang memsize of char di kali dengan 1024 <text:span text:style-name="T10">ketika sudah melebihi akan dialokasikan lagi</text:span>. <text:s/>Pada proses input menggukan getchar karena getchar mampu menangkap EOF pada saat ctrl+d ditekan. Difungsi tersebut juga akan mengidentifikasi adakah &amp; pada inputan user. <text:span text:style-name="T11">Fungsi diatas akan mereturn hasilnya.</text:span></text:p>
      <text:list xml:id="list3054734908296167763" text:style-name="L3">
        <text:list-item>
          <text:p text:style-name="P10">Fungsi menjadikan string menjadi substring</text:p>
        </text:list-item>
      </text:list>
      <table:table table:name="Table3" table:style-name="Table3">
        <table:table-column table:style-name="Table3.A"/>
        <table:table-row>
          <table:table-cell table:style-name="Table3.A1" office:value-type="string">
            <text:p text:style-name="P18">char **splitinput(char *input)</text:p>
            <text:p text:style-name="P18">{</text:p>
            <text:p text:style-name="P18"><text:tab/>int strsize=STR_SIZE;</text:p>
            <text:p text:style-name="P18"><text:tab/>char **tokens=malloc(sizeof(char*)*strsize);</text:p>
            <text:p text:style-name="P18"><text:tab/>char *token;</text:p>
            <text:p text:style-name="P18"><text:tab/>int counter=0;</text:p>
            <text:p text:style-name="P18"><text:tab/>token=strtok(input, STR_DELIMS);</text:p>
            <text:p text:style-name="P18"><text:tab/></text:p>
            <text:p text:style-name="P18"><text:tab/>while(token!=NULL)</text:p>
            <text:p text:style-name="P18"><text:tab/>{</text:p>
            <text:p text:style-name="P18"><text:tab/><text:tab/>tokens[counter]=token;</text:p>
            <text:p text:style-name="P18"><text:tab/><text:tab/>counter++;</text:p>
            <text:p text:style-name="P18"/>
            <text:p text:style-name="P18"><text:tab/><text:tab/>if(counter&gt;=strsize)</text:p>
            <text:p text:style-name="P18"><text:tab/><text:tab/>{</text:p>
            <text:p text:style-name="P18"><text:tab/><text:tab/><text:tab/>strsize+=STR_SIZE;</text:p>
            <text:p text:style-name="P18"><text:tab/><text:tab/><text:tab/>tokens=realloc(tokens, strsize * sizeof(char*));</text:p>
            <text:p text:style-name="P18"><text:tab/><text:tab/>}</text:p>
            <text:p text:style-name="P18"><text:tab/><text:tab/>token=strtok(NULL,STR_DELIMS);</text:p>
            <text:p text:style-name="P18"><text:tab/>}</text:p>
            <text:p text:style-name="P18"><text:tab/>if(strcmp(tokens[counter-1],"&amp;")==0&amp;&amp;counter&gt;0) tokens[counter-1]=NULL;</text:p>
            <text:p text:style-name="P18"><text:tab/>tokens[counter]=NULL;</text:p>
            <text:p text:style-name="P18"><text:tab/>return tokens;</text:p>
            <text:p text:style-name="P18">}</text:p>
          </table:table-cell>
        </table:table-row>
      </table:table>
      <text:p text:style-name="P8"><text:tab/>Fungsi diatas sama pada fungsi input menggukan variabel malloc untuk lebih dinamis pada pengalokasian memory dan juga terdapat pengalokasian ulang ketika sudah mencapai batas yang ditentukan. Fungsi diatas menggunakan strtok untuk menjadi string menjadi subtring dengan delims <text:s/>yang sudah di definisikan pada variabel macro. Pada fungsi split juga menghapus &amp; pada akhir inputan agar tidak membuat proses pada eksekusi. <text:span text:style-name="T11">Fungsi diatas akan mereturn hasilnya.</text:span></text:p>
      <text:p text:style-name="P7"/>
      <text:p text:style-name="P11"/>
      <text:list xml:id="list4916734058532764729" text:style-name="L4">
        <text:list-item>
          <text:p text:style-name="P9">Fungsi eksekusi</text:p>
        </text:list-item>
      </text:list>
      <table:table table:name="Table4" table:style-name="Table4">
        <table:table-column table:style-name="Table4.A"/>
        <table:table-row>
          <table:table-cell table:style-name="Table4.A1" office:value-type="string">
            <text:p text:style-name="P19">void execinput(char **args, int background)</text:p>
            <text:p text:style-name="P19">{</text:p>
            <text:p text:style-name="P19"><text:tab/>pid_t pid;</text:p>
            <text:p text:style-name="P19"><text:s text:c="2"/><text:tab/>if(strcmp(args[0],"cd")==0)</text:p>
            <text:p text:style-name="P19"><text:tab/> <text:s text:c="3"/>{</text:p>
            <text:p text:style-name="P19"><text:tab/> <text:s text:c="3"/><text:tab/>if(background==0)</text:p>
            <text:p text:style-name="P19"><text:tab/> <text:s text:c="3"/><text:tab/>{</text:p>
            <text:p text:style-name="P19"><text:tab/><text:tab/> <text:s text:c="3"/><text:tab/>if(args[1]==NULL)</text:p>
            <text:p text:style-name="P19"><text:tab/><text:tab/> <text:s text:c="3"/><text:tab/>{</text:p>
            <text:p text:style-name="P19"><text:tab/><text:tab/> <text:s text:c="3"/><text:tab/><text:tab/>chdir("/");</text:p>
            <text:p text:style-name="P19"><text:tab/><text:tab/> <text:s text:c="3"/><text:tab/>}</text:p>
            <text:p text:style-name="P19"><text:tab/><text:tab/> <text:s text:c="3"/><text:tab/>else</text:p>
            <text:p text:style-name="P19"><text:tab/><text:tab/> <text:s text:c="3"/><text:tab/>{</text:p>
            <text:p text:style-name="P19"><text:tab/><text:tab/><text:tab/> <text:s text:c="3"/><text:tab/>if(chdir(args[1])!=0) </text:p>
            <text:p text:style-name="P19"><text:tab/><text:tab/><text:tab/> <text:s text:c="3"/><text:tab/>{</text:p>
            <text:p text:style-name="P19"><text:tab/><text:tab/><text:tab/> <text:s text:c="3"/><text:tab/><text:tab/>printf("E03: cd: %s: No such file or directory\n",args[1]);</text:p>
            <text:p text:style-name="P19"><text:tab/><text:tab/><text:tab/> <text:s text:c="3"/><text:tab/>}</text:p>
            <text:p text:style-name="P19"><text:tab/><text:tab/><text:tab/> <text:s text:c="3"/>}</text:p>
            <text:p text:style-name="P19"><text:tab/><text:tab/><text:tab/>}</text:p>
            <text:p text:style-name="P19"/>
            <text:p text:style-name="P19"><text:tab/> <text:s text:c="3"/>}</text:p>
            <text:p text:style-name="P19"><text:tab/>else</text:p>
            <text:p text:style-name="P19"><text:tab/>{</text:p>
            <text:p text:style-name="P19"><text:tab/><text:tab/>pid = fork();</text:p>
            <text:p text:style-name="P19"/>
            <text:p text:style-name="P19"><text:tab/> <text:s/><text:tab/>if (pid == 0) </text:p>
            <text:p text:style-name="P19"><text:tab/> <text:s/><text:tab/>{</text:p>
            <text:p text:style-name="P19"><text:tab/><text:tab/> <text:s text:c="3"/>if (execvp(args[0], args) == -1) </text:p>
            <text:p text:style-name="P19"><text:tab/><text:tab/> <text:s text:c="3"/>{</text:p>
            <text:p text:style-name="P19"><text:tab/><text:tab/> <text:s text:c="5"/>printf("%s: command not found\n",args[0]);</text:p>
            <text:p text:style-name="P19"><text:tab/><text:tab/> <text:s text:c="3"/>}</text:p>
            <text:p text:style-name="P19"><text:tab/> <text:s text:c="3"/><text:tab/>exit(EXIT_FAILURE);</text:p>
            <text:p text:style-name="P19"><text:tab/> <text:s/><text:tab/>} </text:p>
            <text:p text:style-name="P19"><text:tab/> <text:s/><text:tab/>else if (pid &lt; 0) </text:p>
            <text:p text:style-name="P19"><text:tab/> <text:s/><text:tab/>{</text:p>
            <text:p text:style-name="P19"><text:tab/> <text:s text:c="3"/><text:tab/>perror("E03");</text:p>
            <text:p text:style-name="P19"><text:tab/> <text:s/><text:tab/>} </text:p>
            <text:p text:style-name="P19"><text:tab/> <text:s/><text:tab/>else </text:p>
            <text:p text:style-name="P19"><text:tab/> <text:s/><text:tab/>{</text:p>
            <text:p text:style-name="P19"><text:tab/> <text:s/><text:tab/><text:tab/>if(background==0) wait(0);</text:p>
            <text:p text:style-name="P19"><text:tab/> <text:s/><text:tab/>}</text:p>
            <text:p text:style-name="P19"><text:tab/>}</text:p>
            <text:p text:style-name="P19"/>
            <text:p text:style-name="P19">}</text:p>
          </table:table-cell>
        </table:table-row>
      </table:table>
      <text:list xml:id="list42337342583692" text:continue-numbering="true" text:style-name="L4">
        <text:list-item>
          <text:list>
            <text:list-item>
              <text:list>
                <text:list-item>
                  <text:list>
                    <text:list-item>
                      <text:list>
                        <text:list-item>
                          <text:list>
                            <text:list-item>
                              <text:list>
                                <text:list-item>
                                  <text:list>
                                    <text:list-header>
                                      <text:p text:style-name="P13">Pada fungsi diatas menggunakan konsep forking kecuali pada perintah cd. Perintah cd menggunakan system call chdir karena cd merupakan perintah bawaan sh dan tidak ada pada usr/bin/. Fungsi cd tidak akan berfungsi ketika dijadikan proses background seperti pada terminal linux. Pada proses parent fungsi wait hanya digunakan untuk proses foreground saja.</text:p>
                                    </text:list-header>
                                  </text:list>
                                </text:list-item>
                              </text:list>
                            </text:list-item>
                          </text:list>
                        </text:list-item>
                      </text:list>
                    </text:list-item>
                  </text:list>
                </text:list-item>
              </text:list>
            </text:list-item>
          </text:list>
        </text:list-item>
      </text:list>
      <text:p text:style-name="P14"/>
      <text:p text:style-name="P14"/>
      <text:list xml:id="list42336902327662" text:continue-numbering="true" text:style-name="L4">
        <text:list-item>
          <text:p text:style-name="P12">Fungsi main</text:p>
        </text:list-item>
      </text:list>
      <table:table table:name="Table5" table:style-name="Table5">
        <table:table-column table:style-name="Table5.A"/>
        <table:table-row>
          <table:table-cell table:style-name="Table5.A1" office:value-type="string">
            <text:p text:style-name="P20">int main()</text:p>
            <text:p text:style-name="P20">{</text:p>
            <text:p text:style-name="P20"><text:tab/>char *input;</text:p>
            <text:p text:style-name="P20"><text:tab/>char **args;</text:p>
            <text:p text:style-name="P20"><text:tab/>int background=0;</text:p>
            <text:p text:style-name="P20"><text:tab/>int exit_eof=0;</text:p>
            <text:p text:style-name="P20"><text:tab/></text:p>
            <text:p text:style-name="P20"/>
            <text:p text:style-name="P20"/>
            <text:p text:style-name="P20"><text:tab/>while(1)</text:p>
            <text:p text:style-name="P20"><text:tab/>{</text:p>
            <text:p text:style-name="P20"><text:tab/><text:tab/>signal(SIGTSTP,signhndlr_c_z);</text:p>
            <text:p text:style-name="P20"><text:tab/><text:tab/>signal(SIGINT,signhndlr_c_z);</text:p>
            <text:p text:style-name="P20"><text:tab/><text:tab/>input=insertinput(&amp;background,&amp;exit_eof);</text:p>
            <text:p text:style-name="P20"><text:tab/><text:tab/>if(exit_eof==1) break;</text:p>
            <text:p text:style-name="P20"><text:tab/><text:tab/>args=splitinput(input);</text:p>
            <text:p text:style-name="P20"><text:tab/><text:tab/>if(strcmp(args[0],"exit")==0) break;</text:p>
            <text:p text:style-name="P20"><text:tab/><text:tab/>execinput(args,background);</text:p>
            <text:p text:style-name="P20"><text:tab/><text:tab/>free(input);</text:p>
            <text:p text:style-name="P20"><text:tab/><text:tab/>free(args);</text:p>
            <text:p text:style-name="P20"><text:tab/><text:tab/>background=0;</text:p>
            <text:p text:style-name="P20"><text:tab/><text:tab/>exit_eof=0;</text:p>
            <text:p text:style-name="P20"><text:tab/>}</text:p>
            <text:p text:style-name="P20"/>
            <text:p text:style-name="P20"><text:tab/>return EXIT_SUCCESS;</text:p>
            <text:p text:style-name="P20">}</text:p>
          </table:table-cell>
        </table:table-row>
      </table:table>
      <text:list xml:id="list42338035572576" text:continue-numbering="true" text:style-name="L4">
        <text:list-item>
          <text:list>
            <text:list-item>
              <text:list>
                <text:list-item>
                  <text:list>
                    <text:list-item>
                      <text:list>
                        <text:list-item>
                          <text:list>
                            <text:list-item>
                              <text:list>
                                <text:list-item>
                                  <text:list>
                                    <text:list-item>
                                      <text:list>
                                        <text:list-header>
                                          <text:p text:style-name="P15">Fungsi main menggukan looping ketika proses berjalan karena proses di lakukan berkali-kali. Di fungsi main juga terdapat pendeklarasian signal handler.</text:p>
                                        </text:list-header>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honiadi </meta:initial-creator>
    <meta:creation-date>2015-11-10T23:08:32.806107499</meta:creation-date>
    <dc:date>2015-11-11T04:23:35.672182690</dc:date>
    <dc:creator>fathoniadi </dc:creator>
    <meta:editing-duration>PT5H14M54S</meta:editing-duration>
    <meta:editing-cycles>18</meta:editing-cycles>
    <meta:generator>LibreOffice/4.4.3.2$Linux_X86_64 LibreOffice_project/40m0$Build-2</meta:generator>
    <meta:document-statistic meta:table-count="5" meta:image-count="0" meta:object-count="0" meta:page-count="8" meta:paragraph-count="307" meta:word-count="868" meta:character-count="7563" meta:non-whitespace-character-count="6232"/>
  </office:meta>
</office:document-meta>
</file>